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234.65pt"/>
    </style:style>
    <style:style style:name="co4" style:family="table-column">
      <style:table-column-properties fo:break-before="auto" style:column-width="174.44pt"/>
    </style:style>
    <style:style style:name="co5" style:family="table-column">
      <style:table-column-properties fo:break-before="auto" style:column-width="164.21pt"/>
    </style:style>
    <style:style style:name="co6" style:family="table-column">
      <style:table-column-properties fo:break-before="auto" style:column-width="99.64pt"/>
    </style:style>
    <style:style style:name="co7" style:family="table-column">
      <style:table-column-properties fo:break-before="auto" style:column-width="90.51pt"/>
    </style:style>
    <style:style style:name="co8" style:family="table-column">
      <style:table-column-properties fo:break-before="auto" style:column-width="112.96pt"/>
    </style:style>
    <style:style style:name="co9" style:family="table-column">
      <style:table-column-properties fo:break-before="auto" style:column-width="124.89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103.86pt"/>
    </style:style>
    <style:style style:name="co12" style:family="table-column">
      <style:table-column-properties fo:break-before="auto" style:column-width="98.96pt"/>
    </style:style>
    <style:style style:name="co13" style:family="table-column">
      <style:table-column-properties fo:break-before="auto" style:column-width="112.25pt"/>
    </style:style>
    <style:style style:name="co14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84">
      <style:table-cell-properties fo:background-color="#fff200"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84"/>
    <style:style style:name="ce26" style:family="table-cell" style:parent-style-name="Default">
      <style:table-cell-properties fo:background-color="#72bf44"/>
    </style:style>
    <style:style style:name="ce11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atalog" table:style-name="ta1">
        <table:table-column table:style-name="co1" table:number-columns-repeated="2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1" table:number-columns-repeated="1019" table:default-cell-style-name="ce19"/>
        <table:table-row table:style-name="ro1">
          <table:table-cell office:value-type="string" calcext:value-type="string">
            <text:p>时间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其他</text:p>
          </table:table-cell>
          <table:table-cell office:value-type="string" calcext:value-type="string">
            <text:p>了解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-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4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设计模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设计模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ck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ck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2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3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4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7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8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9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3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4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5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6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2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具体数学" table:style-name="ta1">
        <table:table-column table:style-name="co1" table:number-columns-repeated="1024" table:default-cell-style-name="ce19"/>
        <table:table-row table:style-name="ro1">
          <table:table-cell office:value-type="string" calcext:value-type="string">
            <text:p>章节</text:p>
          </table:table-cell>
          <table:table-cell office:value-type="string" calcext:value-type="string">
            <text:p>页码</text:p>
          </table:table-cell>
          <table:table-cell office:value-type="string" calcext:value-type="string">
            <text:p>题目</text:p>
          </table:table-cell>
          <table:table-cell office:value-type="string" calcext:value-type="string">
            <text:p>时间(月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8" table:style-name="ta1">
        <table:table-column table:style-name="co1" table:default-cell-style-name="ce19"/>
        <table:table-column table:style-name="co5" table:default-cell-style-name="ce19"/>
        <table:table-column table:style-name="co1" table:default-cell-style-name="ce19"/>
        <table:table-column table:style-name="co6" table:default-cell-style-name="ce19"/>
        <table:table-column table:style-name="co1" table:number-columns-repeated="1020" table:default-cell-style-name="ce19"/>
        <table:table-row table:style-name="ro2">
          <table:table-cell/>
          <table:table-cell office:value-type="string" calcext:value-type="string">
            <text:p>Linux命令行与shell脚本编程大全</text:p>
          </table:table-cell>
          <table:table-cell office:value-type="string" calcext:value-type="string">
            <text:p>跑步</text:p>
          </table:table-cell>
          <table:table-cell office:value-type="string" calcext:value-type="string">
            <text:p>具体数学(第一章)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7-24" calcext:value-type="date">
            <text:p>2021-07-24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7-25" calcext:value-type="date">
            <text:p>2021-07-25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3-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7-26" calcext:value-type="date">
            <text:p>2021-07-26</text:p>
          </table:table-cell>
          <table:table-cell table:style-name="ce22" table:number-columns-repeated="2"/>
          <table:table-cell table:style-name="ce22" office:value-type="string" calcext:value-type="string">
            <text:p>5-6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7-27" calcext:value-type="date">
            <text:p>2021-07-27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7-28" calcext:value-type="date">
            <text:p>2021-07-28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7-8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7-29" calcext:value-type="date">
            <text:p>2021-07-29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7-30" calcext:value-type="date">
            <text:p>2021-07-30</text:p>
          </table:table-cell>
          <table:table-cell table:style-name="ce22" table:number-columns-repeated="2"/>
          <table:table-cell table:style-name="ce22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7-31" calcext:value-type="date">
            <text:p>2021-07-31</text:p>
          </table:table-cell>
          <table:table-cell table:style-name="ce22" office:value-type="float" office:value="124" calcext:value-type="float">
            <text:p>124</text:p>
          </table:table-cell>
          <table:table-cell table:style-name="ce22"/>
          <table:table-cell table:style-name="ce22" office:value-type="string" calcext:value-type="string">
            <text:p>11-13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01" calcext:value-type="date">
            <text:p>2021-08-01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1" office:value-type="date" office:date-value="2021-08-02" calcext:value-type="date">
            <text:p>2021-08-02</text:p>
          </table:table-cell>
          <table:table-cell table:style-name="ce22" office:value-type="float" office:value="155" calcext:value-type="float">
            <text:p>155</text:p>
          </table:table-cell>
          <table:table-cell table:style-name="ce22"/>
          <table:table-cell table:style-name="ce22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03" calcext:value-type="date">
            <text:p>2021-08-03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04" calcext:value-type="date">
            <text:p>2021-08-04</text:p>
          </table:table-cell>
          <table:table-cell table:style-name="ce22" office:value-type="float" office:value="186" calcext:value-type="float">
            <text:p>186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21" office:value-type="date" office:date-value="2021-08-05" calcext:value-type="date">
            <text:p>2021-08-05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06" calcext:value-type="date">
            <text:p>2021-08-06</text:p>
          </table:table-cell>
          <table:table-cell table:style-name="ce22" office:value-type="float" office:value="217" calcext:value-type="float">
            <text:p>217</text:p>
          </table:table-cell>
          <table:table-cell table:style-name="ce22"/>
          <table:table-cell table:style-name="ce22" office:value-type="string" calcext:value-type="string">
            <text:p>5-8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07" calcext:value-type="date">
            <text:p>2021-08-07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08" calcext:value-type="date">
            <text:p>2021-08-08</text:p>
          </table:table-cell>
          <table:table-cell table:style-name="ce22" office:value-type="float" office:value="248" calcext:value-type="float">
            <text:p>248</text:p>
          </table:table-cell>
          <table:table-cell table:style-name="ce22"/>
          <table:table-cell table:style-name="ce22" office:value-type="string" calcext:value-type="string">
            <text:p>11-12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09" calcext:value-type="date">
            <text:p>2021-08-09</text:p>
          </table:table-cell>
          <table:table-cell table:style-name="ce22" table:number-columns-repeated="2"/>
          <table:table-cell table:style-name="ce2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10" calcext:value-type="date">
            <text:p>2021-08-10</text:p>
          </table:table-cell>
          <table:table-cell table:style-name="ce22" office:value-type="float" office:value="279" calcext:value-type="float">
            <text:p>279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11" calcext:value-type="date">
            <text:p>2021-08-11</text:p>
          </table:table-cell>
          <table:table-cell table:style-name="ce22" table:number-columns-repeated="2"/>
          <table:table-cell table:style-name="ce2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12" calcext:value-type="date">
            <text:p>2021-08-12</text:p>
          </table:table-cell>
          <table:table-cell table:style-name="ce22" office:value-type="float" office:value="310" calcext:value-type="float">
            <text:p>310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13" calcext:value-type="date">
            <text:p>2021-08-13</text:p>
          </table:table-cell>
          <table:table-cell table:style-name="ce22" table:number-columns-repeated="2"/>
          <table:table-cell table:style-name="ce2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14" calcext:value-type="date">
            <text:p>2021-08-14</text:p>
          </table:table-cell>
          <table:table-cell table:style-name="ce22" office:value-type="float" office:value="341" calcext:value-type="float">
            <text:p>34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16-17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15" calcext:value-type="date">
            <text:p>2021-08-15</text:p>
          </table:table-cell>
          <table:table-cell table:style-name="ce22" table:number-columns-repeated="2"/>
          <table:table-cell table:style-name="ce22" office:value-type="string" calcext:value-type="string">
            <text:p>18-19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16" calcext:value-type="date">
            <text:p>2021-08-16</text:p>
          </table:table-cell>
          <table:table-cell table:style-name="ce22" office:value-type="float" office:value="372" calcext:value-type="float">
            <text:p>372</text:p>
          </table:table-cell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1-08-17" calcext:value-type="date">
            <text:p>2021-08-17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18" calcext:value-type="date">
            <text:p>2021-08-18</text:p>
          </table:table-cell>
          <table:table-cell table:style-name="ce22" office:value-type="float" office:value="403" calcext:value-type="float">
            <text:p>403</text:p>
          </table:table-cell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1-08-19" calcext:value-type="date">
            <text:p>2021-08-19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20" calcext:value-type="date">
            <text:p>2021-08-20</text:p>
          </table:table-cell>
          <table:table-cell table:style-name="ce22" office:value-type="float" office:value="434" calcext:value-type="float">
            <text:p>434</text:p>
          </table:table-cell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0" office:value-type="date" office:date-value="2021-08-21" calcext:value-type="date">
            <text:p>2021-08-21</text:p>
          </table:table-cell>
          <table:table-cell table:style-name="ce22" table:number-columns-repeated="2"/>
          <table:table-cell table:style-name="ce2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22" calcext:value-type="date">
            <text:p>2021-08-22</text:p>
          </table:table-cell>
          <table:table-cell table:style-name="ce22" office:value-type="float" office:value="465" calcext:value-type="float">
            <text:p>46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23" calcext:value-type="date">
            <text:p>2021-08-23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21" office:value-type="date" office:date-value="2021-08-24" calcext:value-type="date">
            <text:p>2021-08-24</text:p>
          </table:table-cell>
          <table:table-cell table:style-name="ce22" office:value-type="float" office:value="496" calcext:value-type="float">
            <text:p>496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25" calcext:value-type="date">
            <text:p>2021-08-25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21" office:value-type="date" office:date-value="2021-08-26" calcext:value-type="date">
            <text:p>2021-08-26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27" calcext:value-type="date">
            <text:p>2021-08-27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20" office:value-type="date" office:date-value="2021-08-28" calcext:value-type="date">
            <text:p>2021-08-28</text:p>
          </table:table-cell>
          <table:table-cell table:style-name="ce22" office:value-type="float" office:value="558" calcext:value-type="float">
            <text:p>558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0" office:value-type="date" office:date-value="2021-08-29" calcext:value-type="date">
            <text:p>2021-08-29</text:p>
          </table:table-cell>
          <table:table-cell table:style-name="ce22" office:value-type="float" office:value="580" calcext:value-type="float">
            <text:p>580</text:p>
          </table:table-cell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1-08-30" calcext:value-type="date">
            <text:p>2021-08-30</text:p>
          </table:table-cell>
          <table:table-cell table:style-name="ce22" office:value-type="float" office:value="590" calcext:value-type="float">
            <text:p>590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31" calcext:value-type="date">
            <text:p>2021-08-31</text:p>
          </table:table-cell>
          <table:table-cell table:style-name="ce22" office:value-type="float" office:value="605" calcext:value-type="float">
            <text:p>605</text:p>
          </table:table-cell>
          <table:table-cell table:style-name="ce22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9" table:style-name="ta1">
        <table:table-column table:style-name="co1" table:number-columns-repeated="3" table:default-cell-style-name="ce19"/>
        <table:table-column table:style-name="co7" table:default-cell-style-name="ce19"/>
        <table:table-column table:style-name="co1" table:number-columns-repeated="1020" table:default-cell-style-name="ce19"/>
        <table:table-row table:style-name="ro2">
          <table:table-cell/>
          <table:table-cell office:value-type="string" calcext:value-type="string">
            <text:p>shell</text:p>
          </table:table-cell>
          <table:table-cell table:style-name="ce23" office:value-type="string" calcext:value-type="string">
            <text:p>跑步</text:p>
          </table:table-cell>
          <table:table-cell office:value-type="string" calcext:value-type="string">
            <text:p>具体数学(第二章)</text:p>
          </table:table-cell>
          <table:table-cell table:number-columns-repeated="25"/>
          <table:table-cell office:value-type="string" calcext:value-type="string">
            <text:p><text:s text:c="20"/></text:p>
          </table:table-cell>
          <table:table-cell table:number-columns-repeated="994"/>
        </table:table-row>
        <table:table-row table:style-name="ro1">
          <table:table-cell table:style-name="ce21" office:value-type="date" office:date-value="2021-09-01" calcext:value-type="date">
            <text:p>2021-09-01</text:p>
          </table:table-cell>
          <table:table-cell table:style-name="ce22" office:value-type="float" office:value="24" calcext:value-type="float">
            <text:p>24</text:p>
          </table:table-cell>
          <table:table-cell table:style-name="ce22"/>
          <table:table-cell table:style-name="ce22" office:value-type="string" calcext:value-type="string">
            <text:p>18-21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02" calcext:value-type="date">
            <text:p>2021-09-0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22-25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03" calcext:value-type="date">
            <text:p>2021-09-03</text:p>
          </table:table-cell>
          <table:table-cell table:style-name="ce22" office:value-type="float" office:value="72" calcext:value-type="float">
            <text:p>72</text:p>
          </table:table-cell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0" office:value-type="date" office:date-value="2021-09-04" calcext:value-type="date">
            <text:p>2021-09-04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26-28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9-05" calcext:value-type="date">
            <text:p>2021-09-05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29-31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06" calcext:value-type="date">
            <text:p>2021-09-06</text:p>
          </table:table-cell>
          <table:table-cell table:style-name="ce22" office:value-type="float" office:value="144" calcext:value-type="float">
            <text:p>144</text:p>
          </table:table-cell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1-09-07" calcext:value-type="date">
            <text:p>2021-09-07</text:p>
          </table:table-cell>
          <table:table-cell table:style-name="ce22" office:value-type="float" office:value="168" calcext:value-type="float">
            <text:p>168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9-08" calcext:value-type="date">
            <text:p>2021-09-08</text:p>
          </table:table-cell>
          <table:table-cell table:style-name="ce22" office:value-type="float" office:value="192" calcext:value-type="float">
            <text:p>192</text:p>
          </table:table-cell>
          <table:table-cell table:style-name="ce22"/>
          <table:table-cell table:style-name="ce22" office:value-type="string" calcext:value-type="string">
            <text:p>32-33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09" calcext:value-type="date">
            <text:p>2021-09-09</text:p>
          </table:table-cell>
          <table:table-cell table:style-name="ce22" office:value-type="float" office:value="216" calcext:value-type="float">
            <text:p>216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9-10" calcext:value-type="date">
            <text:p>2021-09-10</text:p>
          </table:table-cell>
          <table:table-cell table:style-name="ce22" office:value-type="float" office:value="240" calcext:value-type="float">
            <text:p>240</text:p>
          </table:table-cell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0" office:value-type="date" office:date-value="2021-09-11" calcext:value-type="date">
            <text:p>2021-09-11</text:p>
          </table:table-cell>
          <table:table-cell table:style-name="ce22" office:value-type="float" office:value="264" calcext:value-type="float">
            <text:p>26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34-36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9-12" calcext:value-type="date">
            <text:p>2021-09-12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37-39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13" calcext:value-type="date">
            <text:p>2021-09-13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1-09-14" calcext:value-type="date">
            <text:p>2021-09-14</text:p>
          </table:table-cell>
          <table:table-cell table:style-name="ce22" office:value-type="float" office:value="336" calcext:value-type="float">
            <text:p>336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9-15" calcext:value-type="date">
            <text:p>2021-09-15</text:p>
          </table:table-cell>
          <table:table-cell table:style-name="ce22" office:value-type="float" office:value="360" calcext:value-type="float">
            <text:p>360</text:p>
          </table:table-cell>
          <table:table-cell table:style-name="ce22"/>
          <table:table-cell table:style-name="ce22" office:value-type="string" calcext:value-type="string">
            <text:p>40-41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16" calcext:value-type="date">
            <text:p>2021-09-16</text:p>
          </table:table-cell>
          <table:table-cell table:style-name="ce22"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9-17" calcext:value-type="date">
            <text:p>2021-09-17</text:p>
          </table:table-cell>
          <table:table-cell table:style-name="ce22" office:value-type="float" office:value="408" calcext:value-type="float">
            <text:p>408</text:p>
          </table:table-cell>
          <table:table-cell/>
          <table:table-cell table:style-name="ce22"/>
          <table:table-cell table:number-columns-repeated="1020"/>
        </table:table-row>
        <table:table-row table:style-name="ro1">
          <table:table-cell table:style-name="ce20" office:value-type="date" office:date-value="2021-09-18" calcext:value-type="date">
            <text:p>2021-09-18</text:p>
          </table:table-cell>
          <table:table-cell table:style-name="ce22" office:value-type="float" office:value="432" calcext:value-type="float">
            <text:p>432</text:p>
          </table:table-cell>
          <table:table-cell table:style-name="ce24" office:value-type="float" office:value="3" calcext:value-type="float">
            <text:p>3</text:p>
          </table:table-cell>
          <table:table-cell table:style-name="ce22" office:value-type="string" calcext:value-type="string">
            <text:p>42-44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9-19" calcext:value-type="date">
            <text:p>2021-09-19</text:p>
          </table:table-cell>
          <table:table-cell table:style-name="ce22" office:value-type="float" office:value="456" calcext:value-type="float">
            <text:p>456</text:p>
          </table:table-cell>
          <table:table-cell table:style-name="ce24" office:value-type="float" office:value="3" calcext:value-type="float">
            <text:p>3</text:p>
          </table:table-cell>
          <table:table-cell table:style-name="ce22" office:value-type="string" calcext:value-type="string">
            <text:p>45-47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20" calcext:value-type="date">
            <text:p>2021-09-20</text:p>
          </table:table-cell>
          <table:table-cell table:style-name="ce22" office:value-type="float" office:value="480" calcext:value-type="float">
            <text:p>480</text:p>
          </table:table-cell>
          <table:table-cell/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9-21" calcext:value-type="date">
            <text:p>2021-09-21</text:p>
          </table:table-cell>
          <table:table-cell table:style-name="ce22" office:value-type="float" office:value="504" calcext:value-type="float">
            <text:p>504</text:p>
          </table:table-cell>
          <table:table-cell/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9-22" calcext:value-type="date">
            <text:p>2021-09-22</text:p>
          </table:table-cell>
          <table:table-cell table:style-name="ce22" office:value-type="float" office:value="528" calcext:value-type="float">
            <text:p>528</text:p>
          </table:table-cell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48-49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23" calcext:value-type="date">
            <text:p>2021-09-23</text:p>
          </table:table-cell>
          <table:table-cell table:style-name="ce22" office:value-type="float" office:value="552" calcext:value-type="float">
            <text:p>552</text:p>
          </table:table-cell>
          <table:table-cell/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9-24" calcext:value-type="date">
            <text:p>2021-09-24</text:p>
          </table:table-cell>
          <table:table-cell table:style-name="ce22" office:value-type="float" office:value="570" calcext:value-type="float">
            <text:p>570</text:p>
          </table:table-cell>
          <table:table-cell/>
          <table:table-cell table:style-name="ce22"/>
          <table:table-cell table:number-columns-repeated="1020"/>
        </table:table-row>
        <table:table-row table:style-name="ro1">
          <table:table-cell table:style-name="ce20" office:value-type="date" office:date-value="2021-09-25" calcext:value-type="date">
            <text:p>2021-09-25</text:p>
          </table:table-cell>
          <table:table-cell table:style-name="ce22" office:value-type="float" office:value="588" calcext:value-type="float">
            <text:p>588</text:p>
          </table:table-cell>
          <table:table-cell table:style-name="ce24" office:value-type="float" office:value="3" calcext:value-type="float">
            <text:p>3</text:p>
          </table:table-cell>
          <table:table-cell table:style-name="ce22" office:value-type="string" calcext:value-type="string">
            <text:p>50-51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9-26" calcext:value-type="date">
            <text:p>2021-09-26</text:p>
          </table:table-cell>
          <table:table-cell table:style-name="ce22" office:value-type="string" calcext:value-type="string">
            <text:p>Read-Code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27" calcext:value-type="date">
            <text:p>2021-09-27</text:p>
          </table:table-cell>
          <table:table-cell table:style-name="ce22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21" office:value-type="date" office:date-value="2021-09-28" calcext:value-type="date">
            <text:p>2021-09-28</text:p>
          </table:table-cell>
          <table:table-cell table:style-name="ce22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21" office:value-type="date" office:date-value="2021-09-29" calcext:value-type="date">
            <text:p>2021-09-29</text:p>
          </table:table-cell>
          <table:table-cell table:style-name="ce22" office:value-type="string" calcext:value-type="string">
            <text:p>Shell-Sty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30" calcext:value-type="date">
            <text:p>2021-09-30</text:p>
          </table:table-cell>
          <table:table-cell table:style-name="ce22" office:value-type="string" calcext:value-type="string">
            <text:p>PP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0" table:style-name="ta1">
        <table:table-column table:style-name="co1" table:number-columns-repeated="1024" table:default-cell-style-name="ce19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多线程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07" calcext:value-type="date">
            <text:p>2021-10-0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1-5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08" calcext:value-type="date">
            <text:p>2021-10-08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10-09" calcext:value-type="date">
            <text:p>2021-10-09</text:p>
          </table:table-cell>
          <table:table-cell table:style-name="ce22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60" calcext:value-type="float">
            <text:p>6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20" office:value-type="date" office:date-value="2021-10-10" calcext:value-type="date">
            <text:p>2021-10-1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8-10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1" calcext:value-type="date">
            <text:p>2021-10-11</text:p>
          </table:table-cell>
          <table:table-cell table:style-name="ce22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2" calcext:value-type="date">
            <text:p>2021-10-12</text:p>
          </table:table-cell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3" calcext:value-type="date">
            <text:p>2021-10-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4" calcext:value-type="date">
            <text:p>2021-10-14</text:p>
          </table:table-cell>
          <table:table-cell table:style-name="ce22"/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5" calcext:value-type="date">
            <text:p>2021-10-15</text:p>
          </table:table-cell>
          <table:table-cell table:style-name="ce22"/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10-16" calcext:value-type="date">
            <text:p>2021-10-16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16-18</text:p>
          </table:table-cell>
          <table:table-cell table:style-name="ce22"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10-17" calcext:value-type="date">
            <text:p>2021-10-1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19-21</text:p>
          </table:table-cell>
          <table:table-cell table:style-name="ce22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8" calcext:value-type="date">
            <text:p>2021-10-18</text:p>
          </table:table-cell>
          <table:table-cell table:style-name="ce22"/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9" calcext:value-type="date">
            <text:p>2021-10-19</text:p>
          </table:table-cell>
          <table:table-cell table:style-name="ce22"/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20" calcext:value-type="date">
            <text:p>2021-10-2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21" calcext:value-type="date">
            <text:p>2021-10-21</text:p>
          </table:table-cell>
          <table:table-cell table:style-name="ce22"/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22" calcext:value-type="date">
            <text:p>2021-10-22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20" office:value-type="date" office:date-value="2021-10-23" calcext:value-type="date">
            <text:p>2021-10-23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20" office:value-type="date" office:date-value="2021-10-24" calcext:value-type="date">
            <text:p>2021-10-24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21" office:value-type="date" office:date-value="2021-10-25" calcext:value-type="date">
            <text:p>2021-10-25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21" office:value-type="date" office:date-value="2021-10-26" calcext:value-type="date">
            <text:p>2021-10-26</text:p>
          </table:table-cell>
          <table:table-cell table:style-name="ce22"/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27" calcext:value-type="date">
            <text:p>2021-10-2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28" calcext:value-type="date">
            <text:p>2021-10-28</text:p>
          </table:table-cell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60" calcext:value-type="float">
            <text:p>26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10-29" calcext:value-type="date">
            <text:p>2021-10-29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29-30</text:p>
          </table:table-cell>
          <table:table-cell table:style-name="ce22" office:value-type="float" office:value="280" calcext:value-type="float">
            <text:p>28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10-30" calcext:value-type="date">
            <text:p>2021-10-3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31-32</text:p>
          </table:table-cell>
          <table:table-cell table:style-name="ce22" office:value-type="float" office:value="298" calcext:value-type="float">
            <text:p>298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1" table:style-name="ta1">
        <table:table-column table:style-name="co1" table:default-cell-style-name="ce21"/>
        <table:table-column table:style-name="co1" table:number-columns-repeated="2" table:default-cell-style-name="ce22"/>
        <table:table-column table:style-name="co8" table:default-cell-style-name="ce22"/>
        <table:table-column table:style-name="co9" table:default-cell-style-name="ce22"/>
        <table:table-row table:style-name="ro1">
          <table:table-cell table:style-name="ce19"/>
          <table:table-cell table:style-name="ce19" office:value-type="string" calcext:value-type="string">
            <text:p>跑步</text:p>
          </table:table-cell>
          <table:table-cell table:style-name="ce19" office:value-type="string" calcext:value-type="string">
            <text:p>具体数学</text:p>
          </table:table-cell>
          <table:table-cell table:style-name="ce19" office:value-type="string" calcext:value-type="string">
            <text:p>多线程（代码实现）</text:p>
          </table:table-cell>
          <table:table-cell table:style-name="ce19" office:value-type="string" calcext:value-type="string">
            <text:p>深入理解计算机系统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448-451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table:number-columns-repeated="3"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table:number-columns-repeated="3"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table:number-columns-repeated="3"/>
          <table:table-cell office:value-type="float" office:value="467" calcext:value-type="float">
            <text:p>467</text:p>
          </table:table-cell>
        </table:table-row>
        <table:table-row table:style-name="ro1">
          <table:table-cell table:style-name="ce20" office:value-type="date" office:date-value="2021-11-06" calcext:value-type="date">
            <text:p>2021-11-06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-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table:style-name="ce20" office:value-type="date" office:date-value="2021-11-07" calcext:value-type="date">
            <text:p>2021-11-07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-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table:number-columns-repeated="3"/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table:number-columns-repeated="3"/>
          <table:table-cell office:value-type="float" office:value="495" calcext:value-type="float">
            <text:p>495</text:p>
          </table:table-cell>
        </table:table-row>
        <table:table-row table:style-name="ro1">
          <table:table-cell table:style-name="ce20" office:value-type="date" office:date-value="2021-11-13" calcext:value-type="date">
            <text:p>2021-11-13</text:p>
          </table:table-cell>
          <table:table-cell table:number-columns-repeated="4"/>
        </table:table-row>
        <table:table-row table:style-name="ro1">
          <table:table-cell table:style-name="ce20" office:value-type="date" office:date-value="2021-11-14" calcext:value-type="date">
            <text:p>2021-11-14</text:p>
          </table:table-cell>
          <table:table-cell table:number-columns-repeated="4"/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table:number-columns-repeated="4"/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table:number-columns-repeated="3"/>
          <table:table-cell office:value-type="float" office:value="511" calcext:value-type="float">
            <text:p>511</text:p>
          </table:table-cell>
        </table:table-row>
        <table:table-row table:style-name="ro1">
          <table:table-cell table:style-name="ce20" office:value-type="date" office:date-value="2021-11-20" calcext:value-type="date">
            <text:p>2021-11-20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table:style-name="ce20" office:value-type="date" office:date-value="2021-11-21" calcext:value-type="date">
            <text:p>2021-11-21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table:number-columns-repeated="3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table:number-columns-repeated="4"/>
        </table:table-row>
        <table:table-row table:style-name="ro1">
          <table:table-cell table:style-name="ce20" office:value-type="date" office:date-value="2021-11-27" calcext:value-type="date">
            <text:p>2021-11-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-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0" office:value-type="date" office:date-value="2021-11-28" calcext:value-type="date">
            <text:p>2021-11-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-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table:number-columns-repeated="4"/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67" calcext:value-type="float">
            <text:p>67</text:p>
          </table:table-cell>
          <table:table-cell table:style-name="Default" table:number-columns-repeated="3"/>
        </table:table-row>
      </table:table>
      <table:table table:name="2021-12" table:style-name="ta1">
        <table:table-column table:style-name="co1" table:default-cell-style-name="ce25"/>
        <table:table-column table:style-name="co1" table:number-columns-repeated="2" table:default-cell-style-name="ce26"/>
        <table:table-column table:style-name="co10" table:default-cell-style-name="ce26"/>
        <table:table-column table:style-name="co11" table:default-cell-style-name="ce26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跑步</text:p>
          </table:table-cell>
          <table:table-cell table:style-name="Default" office:value-type="string" calcext:value-type="string">
            <text:p>具体数学</text:p>
          </table:table-cell>
          <table:table-cell table:style-name="Default" office:value-type="string" calcext:value-type="string">
            <text:p>程序员自我修养</text:p>
          </table:table-cell>
          <table:table-cell table:style-name="ce19" office:value-type="string" calcext:value-type="string">
            <text:p>深入理解计算机系统</text:p>
          </table:table-cell>
          <table:table-cell table:number-columns-repeated="4"/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6" calcext:value-type="float">
            <text:p>136</text:p>
          </table:table-cell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  <table:table-cell office:value-type="float" office:value="569" calcext:value-type="float">
            <text:p>569</text:p>
          </table:table-cell>
          <table:table-cell table:number-columns-repeated="3"/>
          <table:table-cell office:value-type="string" calcext:value-type="string">
            <text:p><text:s text:c="41"/>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8" calcext:value-type="float">
            <text:p>168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6" calcext:value-type="float">
            <text:p>176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84" calcext:value-type="float">
            <text:p>184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8" calcext:value-type="float">
            <text:p>208</text:p>
          </table:table-cell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16" calcext:value-type="float">
            <text:p>21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32" calcext:value-type="float">
            <text:p>23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52" calcext:value-type="float">
            <text:p>52</text:p>
          </table:table-cell>
          <table:table-cell table:style-name="Default" table:number-columns-repeated="3"/>
          <table:table-cell table:number-columns-repeated="4"/>
        </table:table-row>
      </table:table>
      <table:table table:name="2022-01" table:style-name="ta1">
        <table:table-column table:style-name="co1" table:default-cell-style-name="ce21"/>
        <table:table-column table:style-name="co1" table:number-columns-repeated="2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" table:number-columns-repeated="6" table:default-cell-style-name="Default"/>
        <table:table-row table:style-name="ro1">
          <table:table-cell table:style-name="ce19"/>
          <table:table-cell table:style-name="ce19" office:value-type="string" calcext:value-type="string">
            <text:p>跑步</text:p>
          </table:table-cell>
          <table:table-cell table:style-name="ce19" office:value-type="string" calcext:value-type="string">
            <text:p>具体数学</text:p>
          </table:table-cell>
          <table:table-cell table:style-name="ce19" office:value-type="string" calcext:value-type="string">
            <text:p>程序员自我修养</text:p>
          </table:table-cell>
          <table:table-cell table:style-name="ce19" office:value-type="string" calcext:value-type="string">
            <text:p>深入理解计算机系统</text:p>
          </table:table-cell>
          <table:table-cell table:style-name="ce19" office:value-type="string" calcext:value-type="string">
            <text:p>聪明的投资者</text:p>
          </table:table-cell>
          <table:table-cell table:number-columns-repeated="6"/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48" calcext:value-type="float">
            <text:p>248</text:p>
          </table:table-cell>
          <table:table-cell office:value-type="float" office:value="597" calcext:value-type="float">
            <text:p>597</text:p>
          </table:table-cell>
          <table:table-cell table:number-columns-repeated="7"/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599" calcext:value-type="float">
            <text:p>599</text:p>
          </table:table-cell>
          <table:table-cell table:number-columns-repeated="7"/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64" calcext:value-type="float">
            <text:p>264</text:p>
          </table:table-cell>
          <table:table-cell office:value-type="float" office:value="601" calcext:value-type="float">
            <text:p>601</text:p>
          </table:table-cell>
          <table:table-cell table:number-columns-repeated="7"/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72" calcext:value-type="float">
            <text:p>272</text:p>
          </table:table-cell>
          <table:table-cell office:value-type="float" office:value="603" calcext:value-type="float">
            <text:p>603</text:p>
          </table:table-cell>
          <table:table-cell table:number-columns-repeated="7"/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80" calcext:value-type="float">
            <text:p>280</text:p>
          </table:table-cell>
          <table:table-cell office:value-type="float" office:value="605" calcext:value-type="float">
            <text:p>605</text:p>
          </table:table-cell>
          <table:table-cell table:number-columns-repeated="7"/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88" calcext:value-type="float">
            <text:p>288</text:p>
          </table:table-cell>
          <table:table-cell office:value-type="float" office:value="607" calcext:value-type="float">
            <text:p>607</text:p>
          </table:table-cell>
          <table:table-cell table:number-columns-repeated="7"/>
        </table:table-row>
        <table:table-row table:style-name="ro1">
          <table:table-cell table:style-name="ce11" office:value-type="date" office:date-value="2022-01-07" calcext:value-type="date">
            <text:p>2022-01-0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6" calcext:value-type="float">
            <text:p>296</text:p>
          </table:table-cell>
          <table:table-cell office:value-type="float" office:value="609" calcext:value-type="float">
            <text:p>609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 table:style-name="ce20" office:value-type="date" office:date-value="2022-01-08" calcext:value-type="date">
            <text:p>2022-01-0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前言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09" calcext:value-type="date">
            <text:p>2022-01-09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20" calcext:value-type="float">
            <text:p>320</text:p>
          </table:table-cell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28" calcext:value-type="float">
            <text:p>328</text:p>
          </table:table-cell>
          <table:table-cell office:value-type="float" office:value="617" calcext:value-type="float">
            <text:p>61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36" calcext:value-type="float">
            <text:p>336</text:p>
          </table:table-cell>
          <table:table-cell office:value-type="float" office:value="619" calcext:value-type="float">
            <text:p>61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44" calcext:value-type="float">
            <text:p>344</text:p>
          </table:table-cell>
          <table:table-cell office:value-type="float" office:value="621" calcext:value-type="float">
            <text:p>62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<text:s text:c="4260"/></text:p>
          </table:table-cell>
          <table:table-cell table:number-columns-repeated="2"/>
        </table:table-row>
        <table:table-row table:style-name="ro1">
          <table:table-cell table:style-name="ce11" office:value-type="date" office:date-value="2022-01-14" calcext:value-type="date">
            <text:p>2022-01-1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52" calcext:value-type="float">
            <text:p>352</text:p>
          </table:table-cell>
          <table:table-cell office:value-type="float" office:value="623" calcext:value-type="float">
            <text:p>623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0" office:value-type="date" office:date-value="2022-01-15" calcext:value-type="date">
            <text:p>2022-01-15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360" calcext:value-type="float">
            <text:p>360</text:p>
          </table:table-cell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16" calcext:value-type="date">
            <text:p>2022-01-1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368" calcext:value-type="float">
            <text:p>368</text:p>
          </table:table-cell>
          <table:table-cell office:value-type="float" office:value="627" calcext:value-type="float">
            <text:p>62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76" calcext:value-type="float">
            <text:p>376</text:p>
          </table:table-cell>
          <table:table-cell office:value-type="float" office:value="629" calcext:value-type="float">
            <text:p>629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/>
          <table:table-cell office:value-type="string" calcext:value-type="string">
            <text:p>1-2</text:p>
          </table:table-cell>
          <table:table-cell office:value-type="float" office:value="384" calcext:value-type="float">
            <text:p>384</text:p>
          </table:table-cell>
          <table:table-cell office:value-type="float" office:value="631" calcext:value-type="float">
            <text:p>63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/>
          <table:table-cell office:value-type="string" calcext:value-type="string">
            <text:p>3-4</text:p>
          </table:table-cell>
          <table:table-cell office:value-type="float" office:value="392" calcext:value-type="float">
            <text:p>392</text:p>
          </table:table-cell>
          <table:table-cell office:value-type="float" office:value="633" calcext:value-type="float">
            <text:p>633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/>
          <table:table-cell office:value-type="string" calcext:value-type="string">
            <text:p>5-6</text:p>
          </table:table-cell>
          <table:table-cell office:value-type="float" office:value="400" calcext:value-type="float">
            <text:p>400</text:p>
          </table:table-cell>
          <table:table-cell office:value-type="float" office:value="635" calcext:value-type="float">
            <text:p>635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11" office:value-type="date" office:date-value="2022-01-21" calcext:value-type="date">
            <text:p>2022-01-21</text:p>
          </table:table-cell>
          <table:table-cell/>
          <table:table-cell office:value-type="string" calcext:value-type="string">
            <text:p>7-8</text:p>
          </table:table-cell>
          <table:table-cell office:value-type="float" office:value="408" calcext:value-type="float">
            <text:p>408</text:p>
          </table:table-cell>
          <table:table-cell office:value-type="float" office:value="637" calcext:value-type="float">
            <text:p>637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22" calcext:value-type="date">
            <text:p>2022-01-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-10</text:p>
          </table:table-cell>
          <table:table-cell office:value-type="float" office:value="416" calcext:value-type="float">
            <text:p>416</text:p>
          </table:table-cell>
          <table:table-cell office:value-type="float" office:value="639" calcext:value-type="float">
            <text:p>639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23" calcext:value-type="date">
            <text:p>2022-01-23</text:p>
          </table:table-cell>
          <table:table-cell/>
          <table:table-cell office:value-type="string" calcext:value-type="string">
            <text:p>11-12</text:p>
          </table:table-cell>
          <table:table-cell office:value-type="float" office:value="424" calcext:value-type="float">
            <text:p>424</text:p>
          </table:table-cell>
          <table:table-cell office:value-type="float" office:value="641" calcext:value-type="float">
            <text:p>64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32" calcext:value-type="float">
            <text:p>432</text:p>
          </table:table-cell>
          <table:table-cell office:value-type="float" office:value="643" calcext:value-type="float">
            <text:p>643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40" calcext:value-type="float">
            <text:p>440</text:p>
          </table:table-cell>
          <table:table-cell office:value-type="float" office:value="645" calcext:value-type="float">
            <text:p>645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48" calcext:value-type="float">
            <text:p>448</text:p>
          </table:table-cell>
          <table:table-cell office:value-type="float" office:value="647" calcext:value-type="float">
            <text:p>64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table:style-name="ce19"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9" table:number-columns-repeated="2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29" calcext:value-type="date">
            <text:p>2022-01-29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string" calcext:value-type="string">
            <text:p>后记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30" calcext:value-type="date">
            <text:p>2022-01-30</text:p>
          </table:table-cell>
          <table:table-cell table:style-name="ce24" table:number-columns-repeated="5"/>
          <table:table-cell table:number-columns-repeated="6"/>
        </table:table-row>
        <table:table-row table:style-name="ro1">
          <table:table-cell table:style-name="ce11" office:value-type="date" office:date-value="2022-01-31" calcext:value-type="date">
            <text:p>2022-01-31</text:p>
          </table:table-cell>
          <table:table-cell table:style-name="ce15" table:number-columns-repeated="4"/>
          <table:table-cell table:style-name="ce19"/>
          <table:table-cell table:number-columns-repeated="6"/>
        </table:table-row>
      </table:table>
      <table:table table:name="2022-02" table:style-name="ta1">
        <table:table-column table:style-name="co1" table:number-columns-repeated="1024" table:default-cell-style-name="ce19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股票大作手</text:p>
          </table:table-cell>
          <table:table-cell office:value-type="string" calcext:value-type="string">
            <text:p>Debug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1" calcext:value-type="date">
            <text:p>2022-02-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2" calcext:value-type="date">
            <text:p>2022-02-0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3" calcext:value-type="date">
            <text:p>2022-02-0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4" calcext:value-type="date">
            <text:p>2022-02-0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05" calcext:value-type="date">
            <text:p>2022-02-05</text:p>
          </table:table-cell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06" calcext:value-type="date">
            <text:p>2022-02-06</text:p>
          </table:table-cell>
          <table:table-cell table:style-name="ce24" table:number-columns-repeated="2"/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7" calcext:value-type="date">
            <text:p>2022-02-07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8" calcext:value-type="date">
            <text:p>2022-02-0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9" calcext:value-type="date">
            <text:p>2022-02-0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0" calcext:value-type="date">
            <text:p>2022-02-1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1" calcext:value-type="date">
            <text:p>2022-02-1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2" calcext:value-type="float">
            <text:p>132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12" calcext:value-type="date">
            <text:p>2022-02-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13" calcext:value-type="date">
            <text:p>2022-02-13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4" calcext:value-type="date">
            <text:p>2022-02-14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5" calcext:value-type="date">
            <text:p>2022-02-1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6" calcext:value-type="date">
            <text:p>2022-02-1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7" calcext:value-type="date">
            <text:p>2022-02-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04" calcext:value-type="float">
            <text:p>204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8" calcext:value-type="date">
            <text:p>2022-02-1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19" calcext:value-type="date">
            <text:p>2022-02-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20" calcext:value-type="date">
            <text:p>2022-02-20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21" calcext:value-type="date">
            <text:p>2022-02-2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22" calcext:value-type="date">
            <text:p>2022-02-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23" calcext:value-type="date">
            <text:p>2022-02-2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76" calcext:value-type="float">
            <text:p>276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24" calcext:value-type="date">
            <text:p>2022-02-2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83" calcext:value-type="float">
            <text:p>283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25" calcext:value-type="date">
            <text:p>2022-02-2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26" calcext:value-type="date">
            <text:p>2022-02-2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7" calcext:value-type="float">
            <text:p>37</text:p>
          </table:table-cell>
          <table:table-cell table:style-name="ce24"/>
          <table:table-cell table:style-name="ce24"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27" calcext:value-type="date">
            <text:p>2022-02-27</text:p>
          </table:table-cell>
          <table:table-cell table:style-name="ce24"/>
          <table:table-cell table:style-name="ce24" office:value-type="float" office:value="38" calcext:value-type="float">
            <text:p>38</text:p>
          </table:table-cell>
          <table:table-cell table:style-name="ce24"/>
          <table:table-cell table:style-name="ce24"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28" calcext:value-type="date">
            <text:p>2022-02-28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19:59:43.867320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21:27:35.403257248</meta:creation-date>
    <meta:generator>LibreOffice/6.0.7.3$Linux_X86_64 LibreOffice_project/00m0$Build-3</meta:generator>
    <dc:date>2022-01-16T22:40:49.990733952</dc:date>
    <meta:editing-duration>P42DT15H11M7S</meta:editing-duration>
    <meta:editing-cycles>387</meta:editing-cycles>
    <meta:document-statistic meta:table-count="9" meta:cell-count="873" meta:object-count="0"/>
  </office:meta>
</office:document-meta>
</file>